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3pt" fo:font-style="normal" fo:font-weight="bold" style:font-size-asian="10.5pt"/>
    </style:style>
    <style:style style:name="P2" style:family="paragraph" style:parent-style-name="Standard">
      <style:text-properties officeooo:paragraph-rsid="001db28f"/>
    </style:style>
    <style:style style:name="P3" style:family="paragraph" style:parent-style-name="Standard">
      <style:text-properties officeooo:paragraph-rsid="00264c1f"/>
    </style:style>
    <style:style style:name="T1" style:family="text">
      <style:text-properties fo:font-size="14pt" fo:font-weight="bold" style:font-size-asian="10.5pt"/>
    </style:style>
    <style:style style:name="T2" style:family="text">
      <style:text-properties fo:font-size="14pt" fo:font-style="normal" fo:font-weight="bold" style:font-size-asian="10.5pt"/>
    </style:style>
    <style:style style:name="T3" style:family="text">
      <style:text-properties fo:font-size="14pt" fo:font-style="normal" fo:font-weight="normal" style:font-size-asian="10.5pt"/>
    </style:style>
    <style:style style:name="T4" style:family="text">
      <style:text-properties fo:font-size="18pt" fo:font-weight="bold" style:font-size-asian="10.5pt"/>
    </style:style>
    <style:style style:name="T5" style:family="text">
      <style:text-properties fo:font-size="18pt" fo:font-weight="bold" officeooo:rsid="0024d346" style:font-size-asian="10.5pt"/>
    </style:style>
    <style:style style:name="T6" style:family="text">
      <style:text-properties fo:font-size="18pt" fo:font-weight="bold" officeooo:rsid="00256066" style:font-size-asian="10.5pt"/>
    </style:style>
    <style:style style:name="T7" style:family="text">
      <style:text-properties fo:font-size="13pt" fo:font-style="italic" style:font-size-asian="10.5pt"/>
    </style:style>
    <style:style style:name="T8" style:family="text">
      <style:text-properties fo:font-size="13pt" fo:font-style="italic" officeooo:rsid="00264c1f" style:font-size-asian="10.5pt"/>
    </style:style>
    <style:style style:name="T9" style:family="text">
      <style:text-properties fo:font-size="13pt" fo:font-style="normal" fo:font-weight="bold" style:font-size-asian="10.5pt"/>
    </style:style>
    <style:style style:name="T10" style:family="text">
      <style:text-properties fo:font-size="13pt" fo:font-style="normal" fo:font-weight="bold" officeooo:rsid="00264c1f" style:font-size-asian="10.5pt"/>
    </style:style>
    <style:style style:name="T11" style:family="text">
      <style:text-properties fo:font-size="13pt" fo:font-style="normal" fo:font-weight="bold" officeooo:rsid="002ae62c" style:font-size-asian="10.5pt"/>
    </style:style>
    <style:style style:name="T12" style:family="text">
      <style:text-properties fo:font-size="13pt" fo:font-style="normal" fo:font-weight="bold" officeooo:rsid="002e3088" style:font-size-asian="10.5pt"/>
    </style:style>
    <style:style style:name="T13" style:family="text">
      <style:text-properties fo:font-size="13pt" fo:font-style="normal" officeooo:rsid="00264c1f" style:font-size-asian="10.5pt" style:font-style-asian="normal" style:font-style-complex="normal"/>
    </style:style>
    <style:style style:name="T14" style:family="text">
      <style:text-properties fo:font-size="12pt" fo:font-style="normal" fo:font-weight="bold" style:font-size-asian="12pt" style:font-size-complex="12pt"/>
    </style:style>
    <style:style style:name="T15" style:family="text">
      <style:text-properties fo:font-size="12pt" fo:font-style="normal" fo:font-weight="normal" style:font-size-asian="12pt" style:font-size-complex="12pt"/>
    </style:style>
    <style:style style:name="T16" style:family="text">
      <style:text-properties fo:font-size="12pt" fo:font-style="normal" fo:font-weight="normal" officeooo:rsid="001bf18f" style:font-size-asian="12pt" style:font-size-complex="12pt"/>
    </style:style>
    <style:style style:name="T17" style:family="text">
      <style:text-properties fo:font-size="12pt" fo:font-style="normal" fo:font-weight="normal" officeooo:rsid="001c8242" style:font-size-asian="12pt" style:font-size-complex="12pt"/>
    </style:style>
    <style:style style:name="T18" style:family="text">
      <style:text-properties fo:font-size="12pt" fo:font-style="normal" fo:font-weight="normal" officeooo:rsid="00226c89" style:font-size-asian="12pt" style:font-size-complex="12pt"/>
    </style:style>
    <style:style style:name="T19" style:family="text">
      <style:text-properties officeooo:rsid="001d8ef2"/>
    </style:style>
    <style:style style:name="T20" style:family="text">
      <style:text-properties fo:font-weight="bold" officeooo:rsid="001db28f" style:font-size-asian="10.5pt"/>
    </style:style>
    <style:style style:name="T21" style:family="text">
      <style:text-properties fo:font-weight="bold" officeooo:rsid="001f72eb" style:font-size-asian="10.5pt"/>
    </style:style>
    <style:style style:name="T22" style:family="text">
      <style:text-properties officeooo:rsid="00214399"/>
    </style:style>
    <style:style style:name="T23" style:family="text">
      <style:text-properties officeooo:rsid="002435bf"/>
    </style:style>
    <style:style style:name="T24" style:family="text">
      <style:text-properties officeooo:rsid="00264c1f"/>
    </style:style>
    <style:style style:name="T25" style:family="text">
      <style:text-properties officeooo:rsid="00282848"/>
    </style:style>
    <style:style style:name="T26" style:family="text">
      <style:text-properties officeooo:rsid="002ae62c"/>
    </style:style>
    <style:style style:name="T27" style:family="text">
      <style:text-properties officeooo:rsid="002c7e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line-break/><text:line-break/><text:span text:style-name="T4">Cookbook Installation of swissbib</text:span><text:span text:style-name="T5">-</text:span><text:span text:style-name="T4">VuFind </text:span><text:span text:style-name="T5">(presen</text:span><text:span text:style-name="T6">t</text:span><text:span text:style-name="T5">ation component) <text:s/></text:span><text:span text:style-name="T4">on Ubuntu 12.04</text:span><text:line-break/><text:line-break/></text:p>
      <text:p text:style-name="Standard"/>
      <text:p text:style-name="Standard"><text:span text:style-name="T1">I) Update the current Operating System <text:s/></text:span><text:s/><text:line-break/>apt-get update<text:line-break/><text:line-break/></text:p>
      <text:p text:style-name="Standard"><text:span text:style-name="T1">II. Prerequesites (necessary tools</text:span>)<text:line-break/><text:line-break/><text:span text:style-name="T9">1) Install MySQL Server</text:span><text:span text:style-name="T7"> </text:span></text:p>
      <text:p text:style-name="Standard"/>
      <text:p text:style-name="Standard">apt-get install mysql-client-core-5.5 </text:p>
      <text:p text:style-name="Standard">apt-get install mysql-server </text:p>
      <text:p text:style-name="Standard"/>
      <text:p text:style-name="Standard"/>
      <text:p text:style-name="P1">2) Install Apache httpd server </text:p>
      <text:p text:style-name="Standard">apt-get install apache2 </text:p>
      <text:p text:style-name="Standard"/>
      <text:p text:style-name="Standard"><text:line-break/><text:span text:style-name="T9">3) install Git </text:span></text:p>
      <text:p text:style-name="Standard">apt-get install git </text:p>
      <text:p text:style-name="Standard"/>
      <text:p text:style-name="Standard"><text:line-break/><text:span text:style-name="T9">4) necessary PHP libraries</text:span><text:span text:style-name="T7"> </text:span></text:p>
      <text:p text:style-name="Standard"><text:span text:style-name="T26">mini</text:span><text:span text:style-name="T27">m</text:span><text:span text:style-name="T26">um: 5.3.3<text:line-break/>default on Ubuntu 12.04: 5.3.10<text:line-break/>used by swissbib: 5.4x</text:span><text:line-break/><text:bookmark-start text:name="__DdeLink__684_1883247516"/>apt-get install php5 </text:p>
      <text:p text:style-name="Standard"><text:bookmark-end text:name="__DdeLink__684_1883247516"/>apt-get install php5-mcrypt </text:p>
      <text:p text:style-name="Standard">apt-get install php5-gd </text:p>
      <text:p text:style-name="Standard">apt-get install php5-intl </text:p>
      <text:p text:style-name="Standard">apt-get install php5-mysql </text:p>
      <text:p text:style-name="P3"><text:line-break/><text:line-break/><text:span text:style-name="T24">5</text:span><text:span text:style-name="T9">) </text:span><text:span text:style-name="T10">further helpful tools (please send a request if you need </text:span><text:span text:style-name="T12">more </text:span><text:span text:style-name="T10">support)<text:line-break/></text:span><text:span text:style-name="T8">- </text:span><text:span text:style-name="T13">PHPStorm as development environment (http://www.jetbrains.com/phpstorm/) </text:span></text:p>
      <text:p text:style-name="P3"><text:span text:style-name="T25">- </text:span><text:span text:style-name="T24"><text:s/>xDebug for debugging (http://xdebug.org/)</text:span><text:line-break/><text:line-break/></text:p>
      <text:p text:style-name="Standard"/>
      <text:p text:style-name="Standard">(Start of the workshop: My swissbib for the short distance runner)</text:p>
      <text:p text:style-name="Standard"/>
      <text:p text:style-name="Standard"><text:span text:style-name="T2">III. Installation of VuFind <text:line-break/></text:span><text:soft-page-break/><text:span text:style-name="T14"><text:line-break/></text:span><text:span text:style-name="T15">0) </text:span><text:span text:style-name="T17">assumption:</text:span><text:span text:style-name="T15"> services MySQL and Apache are already started<text:line-break/></text:span><text:span text:style-name="T17">(</text:span><text:span text:style-name="T16">service mysql start</text:span><text:span text:style-name="T18">|restart</text:span><text:span text:style-name="T16"><text:line-break/>service apache2 start</text:span><text:span text:style-name="T18">|restart</text:span><text:span text:style-name="T17">)</text:span><text:span text:style-name="T15"><text:line-break/></text:span><text:span text:style-name="T3"><text:line-break/></text:span>1) mkdir /usr/local/vufind/httpd <text:span text:style-name="T23">(Standard for swissbib)</text:span><text:line-break/>(for EPFL workshop: /usr/local/vufind/epfl)<text:line-break/><text:line-break/>2) cd /usr/local/vufind/httpd<text:line-break/> <text:s/>(/usr/local/vufind/epfl)<text:line-break/>→ by now called APP_DIR<text:line-break/><text:line-break/>3) chown [your user]:[your group] <text:span text:style-name="T19">APP_DIR</text:span><text:line-break/><text:line-break/>4) cd APP_DIR<text:line-break/><text:line-break/>5) <text:s/>git clone https://github.com/swissbib/sbvf2.git . </text:p>
      <text:p text:style-name="P2"><text:line-break/></text:p>
      <text:p text:style-name="P2"><text:span text:style-name="T20">status: now you have got all the necessary ressources </text:span><text:line-break/><text:span text:style-name="T21">next: Configure a local MySQL database</text:span><text:line-break/><text:line-break/>6) cd sbDocumentation<text:line-break/><text:line-break/>7) Create and configure MySQL database<text:line-break/><text:line-break/></text:p>
      <text:p text:style-name="Standard">a) Install database </text:p>
      <text:p text:style-name="Standard"/>
      <text:p text:style-name="Standard">mysql --user=root -p &lt; sb.vufind2.schema.only.sql </text:p>
      <text:p text:style-name="Standard"/>
      <text:p text:style-name="Standard">mysql –user=root -p<text:line-break/><text:span text:style-name="T22">(you need the MySQL root password)</text:span><text:line-break/></text:p>
      <text:p text:style-name="Standard"><text:s/>CREATE USER 'vufind2'@'localhost' IDENTIFIED BY 'vufind2'; </text:p>
      <text:p text:style-name="Standard"><text:s/>GRANT ALL PRIVILEGES ON vufind2.* TO 'vufind2'@'localhost' IDENTIFIED BY 'vufind2' WITH GRANT OPTION; </text:p>
      <text:p text:style-name="Standard"/>
      <text:p text:style-name="Standard"><text:line-break/><text:line-break/>nächste Schritte:<text:line-break/>- hole Dir die gewünschten Institutionen aus libadmin<text:line-break/>(Einrichten einer Testdatenbank / Einrichten einer bestimmten view)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23:56:32</meta:creation-date>
    <dc:date>2013-10-04T14:48:27</dc:date>
    <meta:editing-duration>PT2H47M52S</meta:editing-duration>
    <meta:editing-cycles>30</meta:editing-cycles>
    <meta:generator>LibreOffice/4.0.2.2$Linux_X86_64 LibreOffice_project/4c82dcdd6efcd48b1d8bba66bfe1989deee49c3</meta:generator>
    <dc:creator>project swissbib</dc:creator>
    <meta:document-statistic meta:table-count="0" meta:image-count="0" meta:object-count="0" meta:page-count="2" meta:paragraph-count="27" meta:word-count="241" meta:character-count="1886" meta:non-whitespace-character-count="1614"/>
  </office:meta>
</office:document-meta>
</file>